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m Murray</text:p>
      <text:p text:style-name="Standard">netid: tmurray5</text:p>
      <text:p text:style-name="P1">Descriptions of Highlighted Blocks</text:p>
      <text:p text:style-name="P3"/>
      <text:p text:style-name="P2">notGate<text:span text:style-name="T2">: <text:s/>This component takes its input and inverts it.</text:span></text:p>
      <text:p text:style-name="P2"><text:span text:style-name="T2"/></text:p>
      <text:p text:style-name="P2">ANDgate, hitDetector, missDetector<text:span text:style-name="T2">: <text:s/>This component takes its inputs and “and”s them together. <text:s/>I didn't do components for all of my AND gates, but hitDetector and missDetector are also AND gates.</text:span></text:p>
      <text:p text:style-name="P2"><text:span text:style-name="T2"/></text:p>
      <text:p text:style-name="P2">Orgate<text:span text:style-name="T2">: <text:s/>This component takes its two inputs and “or”s them together.</text:span></text:p>
      <text:p text:style-name="P2"><text:span text:style-name="T2"/></text:p>
      <text:p text:style-name="P2">ADDR_SPLITTER<text:span text:style-name="T2">: <text:s/>This block takes the ADRESS input and splits the high 9 bits as the tag, the middle 4 bits as index, and the low 3 bits as offset.</text:span></text:p>
      <text:p text:style-name="P2"><text:span text:style-name="T2"/></text:p>
      <text:p text:style-name="P2">Way<text:span text:style-name="T2">: <text:s/>This hierarchical component houses 4 store RAMs. <text:s/>These RAMs are Data, Tag, Valid, and Dirty. <text:s/>Each RAM has eight data lines which are chosen based on the index signal. <text:s/>Each RAM also has its own data inputs. <text:s/>The way also takes in a DataWrite signal which drives when each of the RAMs is written to.</text:span></text:p>
      <text:p text:style-name="P2"><text:span text:style-name="T2"/></text:p>
      <text:p text:style-name="P2">TagComparator<text:span text:style-name="T2">: <text:s/>This component is essential just an 'if' statement that compares the output tag from one of the way;s to the tag signal generated by the ADDR_SPLITTER.</text:span></text:p>
      <text:p text:style-name="P2"><text:span text:style-name="T2"/></text:p>
      <text:p text:style-name="P2">CheckValid<text:span text:style-name="T2">: <text:s/>This component is almost identical to the tagComparator except that it only compares std_logic signals and not tag signals. <text:s/>This compoenet is an 'if' statement comparing one of the way's valid outputs to the output from tagComparator output.</text:span></text:p>
      <text:p text:style-name="P2"><text:span text:style-name="T2"/></text:p>
      <text:p text:style-name="P2">CheckAccess<text:span text:style-name="T2">: <text:s/>This block operates as a 3 to 1 nand gate.</text:span></text:p>
      <text:p text:style-name="P2"><text:span text:style-name="T2"/></text:p>
      <text:p text:style-name="P2">DelakClk<text:span text:style-name="T2">: <text:s/>This block calculates the hitGate signal. <text:s/>This block is like a 2 to 1 and gate. <text:s/>The inputs of the gate are the clock signal delayed by 34 ns and the clock signal inverted.</text:span></text:p>
      <text:p text:style-name="P2"><text:span text:style-name="T2"><text:line-break/></text:span>Delay<text:span text:style-name="T2">: <text:s/>This component takes its input and delays it by 1 ns. <text:s/>This helped to fix some of my timing errors.</text:span></text:p>
      <text:p text:style-name="P2"><text:span text:style-name="T2"/></text:p>
      <text:p text:style-name="P2">AddrJoiner<text:span text:style-name="T2">: <text:s/>This block takes one of the way Tag outs and the index signal and concatnates them into a word. <text:s/>The offset 4 bits are all set to zeros.</text:span></text:p>
      <text:p text:style-name="P2"><text:span text:style-name="T2"/></text:p>
      <text:p text:style-name="P2">LineSplitter<text:span text:style-name="T2">: <text:s/>This block takes a 128 bit data word and splits it into 8 lc3b_words.</text:span></text:p>
      <text:p text:style-name="P2"><text:span text:style-name="T2"/></text:p>
      <text:p text:style-name="P2">LineJoiner<text:span text:style-name="T2">: <text:s/>This block takes 8 lc3b_words and concatnates them into a 128 bit data word.</text:span></text:p>
      <text:p text:style-name="P2"/>
      <text:p text:style-name="P2">WriteDecoder<text:span text:style-name="T2">: <text:s/>This block is a 3 to 8 decoder. <text:s/>It uses the upper 3 bits of offset to select which word in a data line is to be written to.</text:span></text:p>
      <text:p text:style-name="P2"><text:span text:style-name="T2"/></text:p>
      <text:p text:style-name="P2">Writer<text:span text:style-name="T2">: <text:s/>This heirarchical component is used to write to a cache line.</text:span></text:p>
      <text:p text:style-name="P2"><text:span text:style-name="T2"/></text:p>
      <text:p text:style-name="P2">HighLow<text:span text:style-name="T2">: <text:s/>This component splits the 16 bit input into its 8 high bits and 8 low bits.</text:span></text:p>
      <text:p text:style-name="P2"><text:span text:style-name="T2"/></text:p>
      <text:p text:style-name="P2">ByteCombiner<text:span text:style-name="T2">: <text:s/>This block concatnates two 8 bit inputs to make an lc3b_wo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7T14:27:41</meta:creation-date>
    <dc:date>2010-10-08T15:59:36</dc:date>
    <meta:editing-duration>PT01H28M52S</meta:editing-duration>
    <meta:editing-cycles>20</meta:editing-cycles>
    <meta:generator>OpenOffice.org/3.2$Unix OpenOffice.org_project/320m18$Build-9502</meta:generator>
    <meta:document-statistic meta:table-count="0" meta:image-count="0" meta:object-count="0" meta:page-count="1" meta:paragraph-count="20" meta:word-count="408" meta:character-count="2294"/>
  </office:meta>
</office:document-meta>
</file>